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7819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SOUČÁSTKA</text:p>
          </table:table-cell>
          <table:table-cell table:style-name="ce1" office:value-type="string" calcext:value-type="string">
            <text:p>GME KÓ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OŽSTVÍ</text:p>
          </table:table-cell>
          <table:table-cell table:style-name="ce1" office:value-type="string" calcext:value-type="string">
            <text:p>HODNOTA</text:p>
          </table:table-cell>
          <table:table-cell table:style-name="ce1" office:value-type="string" calcext:value-type="string">
            <text:p>POUZDRO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NEXPERIA (NXP) HEF4094BT,653 CMOS 8stupňový posuvný registr </text:p>
          </table:table-cell>
          <table:table-cell/>
          <table:table-cell office:value-type="string" calcext:value-type="string">
            <text:p>https://www.gme.cz/v/1493480/nexperianxp-hef4094bt653-cmos-8stupnovy-posuvny-regist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82k 0,25W 1% SMD rezistor</text:p>
          </table:table-cell>
          <table:table-cell/>
          <table:table-cell office:value-type="string" calcext:value-type="string">
            <text:p>https://www.gme.cz/v/1486655/yageo-r1206-82k-025w-1-smd-rez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INFINEON BCX70H bipolární tranzistor </text:p>
          </table:table-cell>
          <table:table-cell/>
          <table:table-cell office:value-type="string" calcext:value-type="string">
            <text:p>https://www.gme.cz/v/1494189/infineon-bcx70h-bipolarni-tranzisto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OT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5k1 0,25W 1% SMD rezistor </text:p>
          </table:table-cell>
          <table:table-cell/>
          <table:table-cell office:value-type="string" calcext:value-type="string">
            <text:p>https://www.gme.cz/v/1490031/yageo-r1206-5k1-025w-1-smd-rezist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ROCHIP (ATMEL) ATTINY24A-SSU </text:p>
          </table:table-cell>
          <table:table-cell/>
          <table:table-cell office:value-type="string" calcext:value-type="string">
            <text:p>https://www.gme.cz/v/1484053/microchipatmel-attiny24a-ss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STMicroelectronic LF50CDT-TR linearní stabilizátor napětí </text:p>
          </table:table-cell>
          <table:table-cell/>
          <table:table-cell office:value-type="string" calcext:value-type="string">
            <text:p>https://www.gme.cz/v/1488579/stmicroelectronic-lf50cdt-tr-linearni-stabilizator-nap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PA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CONNFLY DS1092-09 BNP RM20,5 držák baterie řady CR20 </text:p>
          </table:table-cell>
          <table:table-cell/>
          <table:table-cell office:value-type="string" calcext:value-type="string">
            <text:p>https://www.gme.cz/v/1503390/connfly-ds1092-09-bnp-rm205-drzak-baterie-rady-cr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PANASONIC CR2032/BN knoflíková baterie </text:p>
          </table:table-cell>
          <table:table-cell/>
          <table:table-cell office:value-type="string" calcext:value-type="string">
            <text:p>https://www.gme.cz/v/1506606/panasonic-cr2032-bn-knoflikova-bat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SIBA FSF 5x20 1A 250V pojistka trubičková </text:p>
          </table:table-cell>
          <table:table-cell/>
          <table:table-cell office:value-type="string" calcext:value-type="string">
            <text:p>https://www.gme.cz/v/1512303/siba-fst-5x20-1a-250v-pojistka-trubick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V/0.5A</text:p>
          </table:table-cell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STELVIO KONTEK PTF75 pojistkové pouzdro do DPS </text:p>
          </table:table-cell>
          <table:table-cell/>
          <table:table-cell office:value-type="string" calcext:value-type="string">
            <text:p>https://www.gme.cz/v/1512920/stelvio-kontek-ptf75-pojistkove-pouzdro-do-d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ul RTC DS1307 s 32K flash </text:p>
          </table:table-cell>
          <table:table-cell/>
          <table:table-cell office:value-type="string" calcext:value-type="string">
            <text:p>https://www.gme.cz/v/1507876/modul-rtc-ds1307-s-32k-fla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 32,768KHz DT38 krystaly přesného času</text:p>
          </table:table-cell>
          <table:table-cell/>
          <table:table-cell office:value-type="string" calcext:value-type="string">
            <text:p>https://www.gme.cz/v/1493739/q-32768khz-dt38-krystaly-presneho-ca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DT38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2:31:37.9133855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4.1$Linux_X86_64 LibreOffice_project/50$Build-1</meta:generator>
    <dc:date>2023-09-17T20:59:38.242759075</dc:date>
    <meta:editing-duration>P1DT15H31M48S</meta:editing-duration>
    <meta:editing-cycles>6</meta:editing-cycles>
    <meta:document-statistic meta:table-count="1" meta:cell-count="58" meta:object-count="0"/>
  </office:meta>
</office:document-meta>
</file>